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text-position="0% 100%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position="super 58%" style:text-underline-style="none"/>
    </style:style>
    <style:style style:name="T8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_9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[Note: The number "64" is written in pencil and circled in the top right corner of the page.]</text:p>
      <text:p text:style-name="P5">Faith in God./</text:p>
      <text:p text:style-name="P5">It was remodelled[sic!] and delivered on/</text:p>
      <text:p text:style-name="P5">Sabbath Teshubah 5653/</text:p>
      <text:p text:style-name="P5"/>
      <text:p text:style-name="P4">[Page 1]</text:p>
      <text:p text:style-name="P4">"How great is Thy goodness, which Thou hast laid up/ for those that fear Thee, which Thou hast wrought for/ those that trust in Thee, before the sons of men"./</text:p>
      <text:p text:style-name="P4">Let us ponder <text:span text:style-name="T1">a while</text:span><text:span text:style-name="T4">, my dear Brethren, on this</text:span><text:span text:style-name="T1">e</text:span><text:span text:style-name="T4"> devotional/ outpouring</text:span><text:span text:style-name="T1">s</text:span><text:span text:style-name="T4"> of the ancient shepherd of Israel, </text:span><text:span text:style-name="T1">that</text:span><text:span text:style-name="T4"> we/ may </text:span><text:span text:style-name="T1">discover the important</text:span><text:span text:style-name="T4"> profit by the lesson </text:span><text:span text:style-name="T1">with which it is frought.</text:span><text:span text:style-name="T4"> it imparts./ <text:s/>The goodness of the Lord, which He has reserved for His righteous/ servants, is as unmeasurable as the extent of His power./ <text:s/>They who dwell on earth, cannot, in the highest flight of/ their imaginations reach the knowledge of that heavenly/ happiness. <text:s/>Their immortal spirit, the spirit which/ animates them, will burst forth from its tenement of clay,/ [On verso of cover, at this line on page 1: Butterly-chrysalis] see and enjoy pleasures set apart by the all-just Creator./ <text:s/>But who are they, that shall attain the climax of that/ felicity? <text:s/>Who are they to whom a wealth of delights/ treasured up by the very hand of the Omnipotent will/ be proferred[sic!]? <text:s/>Inspiration answers, "</text:span><text:span text:style-name="T1">to</text:span><text:span text:style-name="T4"> those who trust/ in God before the sons of men [Hebrew] we will search/ together into the meaning of the sacred text./ <text:s/>If I do not err in my judgment, one of the motives/</text:span></text:p>
      <text:p text:style-name="P6"/>
      <text:p text:style-name="P6"><text:soft-page-break/>[Page 2]</text:p>
      <text:p text:style-name="P4"><text:span text:style-name="T4">which makes us swerve from right is a want of moral/ courage, our inability to stand out boldly </text:span><text:span text:style-name="T1">out</text:span><text:span text:style-name="T4"> and acknowledge/ our governing principles. <text:s/></text:span><text:span text:style-name="T1">Our</text:span><text:span text:style-name="T4"> The sentiments we entertain may be in full/ accord with the law of Truth, but we fear to exhibit them/ in our intercourse with the world. <text:s/>Doubtless, in most cases/ we are influenced in our actions by greed, or controlled by the passions, but/ in some instances we deviate, because we pander to the whims/ and wishes of a corrupt society, because we dread the derision/ of the ungodly more than we stand in awe of Gods displeasure. <text:s/>The taunts and jeers/ of those who will call it absurd to sacrifice one's propen-/-sities to olden ordinances, exercise a complete sway over/ our feelings. <text:s/>We might willingly yield temporal/ advantages to faith, but we cannot withstand the arms/ of radicals. <text:s/>The idea of being mentioned with a/ curl of the lip as one, behind the age, is a terror too/ great to be overcome. <text:s/>This lack of moral courage,/ to use above temptations, this want of manliness to/ repel the first attack of </text:span><text:span text:style-name="T1">un</text:span><text:span text:style-name="T4"> wickedness, will draw/ us so tightly into the net spread for our souls, that/ we ultimately lose every power to extricate ourselves/ from its meshes [Hebrew]. <text:s/>It is as our sages have taught./ <text:s/>When we fail to lay hold of at once and enchain </text:span><text:span text:style-name="T1">the</text:span><text:span text:style-name="T4">/</text:span></text:p>
      <text:p text:style-name="P6"/>
      <text:p text:style-name="P6">[Page 3]</text:p>
      <text:p text:style-name="P4"><text:span text:style-name="T4">the enemy that conspires against our moral character and/ spiritual elevation, we forge our own fetters [Hebrew]. <text:s/>If the/ history of some youths who lapsed from vice to crime, could/ be written down, we might be shown that the first step/ to ruin was taken when they lent a willing ear to pleasing/ seductions. <text:s/>Many, I know, are being reared by/ parents, who ardently hope they have added by precept/ and example to the number of the faithful, and while/ under the parental roof, the children of such will not do/ violence to the feelings of those who tenderly love their offspring./ <text:s/>But mingling with the world, the same youths may be/ apt to hear their coevals speak in this wise "How preposterous/ to be fastened down by antiquated rules! <text:s/>Who can believe/ that the Almighty who created us from love intended to/ withhold from his creatures what lends jest to pleasure?/ <text:s/>That he would deprive us of what renders existence delight-/ful? <text:s/>Will those youths then summon courage and prove them/-selves hero</text:span><text:span text:style-name="T1">e</text:span><text:span text:style-name="T4">s' by asserting fearlessly that they owe allegiance/ to the sovereign Legislator, and consider </text:span><text:span text:style-name="T1">a</text:span><text:span text:style-name="T4"> pollution whatsoever/ jars with the tenets of Holy Writ? <text:s/>No:/</text:span></text:p>
      <text:p text:style-name="P6"/>
      <text:p text:style-name="P6">[Page 4]</text:p>
      <text:p text:style-name="P4"><text:span text:style-name="T4">scoffing and bantering did their work too effectually./ <text:s/>The unwary have fallen into the snare. <text:s/>Therefore cautions/ the royal Psalmist by saying "Great is Thy goodness/ O Lord! which Thou hast laid up for those who fear Thee,/ for those who trust in Thee before the sons of men" <text:s/>There/ is a reward vast and unending kept </text:span><text:span text:style-name="T1">of</text:span><text:span text:style-name="T4"> for our deeds/ upon earth. <text:s/>It surpasses all human thoughts, as/ the knowledge of the Great Being who set it apart is/ beyond our comprehension. <text:s/>But they </text:span><text:span text:style-name="T1">who</text:span><text:span text:style-name="T4"> alone will be entitled/ to it whose fidelity is not shaken by every adverse wind/ </text:span><text:span text:style-name="T1">raised by</text:span><text:span text:style-name="T4"> which infidelity raises. <text:s/>They whose senses are not beclouded/ and whose minds are not warped by the specious reasoning/ of mortals; men of brave mettle who stand firm against skepticism like a/ sturdy oak against a hurricane </text:span><text:span text:style-name="T1">of skepticism</text:span><text:span text:style-name="T4"> [Hebrew] raging/ abroad, men who have a complete mastery over their </text:span><text:span text:style-name="T1">hearts</text:span><text:span text:style-name="T4">/ understanding, who act as free agents and not as slaves/ to prevailing notions. <text:s/>And they conduct themselves thus/ not only in private, in their houses, in their secret chambers/ but openly, before society, aye: "before the sons of men"/ To them will be held out the reward reserved by a just God,/ for they postponed </text:span><text:span text:style-name="T5">all</text:span><text:span text:style-name="T6"> earthly considerations to the glory of/ being called trusty servants of their heavenly Master./</text:span></text:p>
      <text:p text:style-name="P4"><text:span text:style-name="T6"/></text:p>
      <text:p text:style-name="P4"><text:span text:style-name="T6">[Page 5]</text:span></text:p>
      <text:p text:style-name="P4"><text:span text:style-name="T6">Read and reflect, my Brethren! <text:s/>Tribal obedience is a duty/ that ranks exceedingly high in our religion. <text:s/>It is in very/ deed a golden key </text:span><text:span text:style-name="T2">that</text:span><text:span text:style-name="T6"> which opens the gate of earthly blessings </text:span><text:span text:style-name="T2">on</text:span><text:span text:style-name="T6">/ </text:span><text:span text:style-name="T2">earth</text:span><text:span text:style-name="T6"> and the portals of paradise. <text:s/>Were the teachings of/ Judaism which prove that verity to be collected together they/ </text:span><text:soft-page-break/><text:span text:style-name="T6">would swell into volumes. <text:s/>But the circumstances that/ of the commandments of the Decalogue, the fifth is the only one/ to the observance of which a divine promise has been attached/ must be </text:span><text:span text:style-name="T2">interpreted</text:span><text:span text:style-name="T6"> regarded as significant of its supreme sanctity. <text:s/>And/ yet we are told "Every man shall fear his mother and his/ father, but keep my Sabbaths" meaning, he shall not/ allow even a feeling of veneration due to the guardians of/ his existence to estrange his heart from the duty he owes to/ God. <text:s/>How can we then be so senseless as to become guilty/ of desertion, in order to follow the advice of beings to whom/ we are not bound by ties so strong and so sacred? <text:s/>How/ can we, to please our earthly associates, provoke to anger our/ heavenly Friend? <text:s/>To avoid the jeers of the impious, esteem/ lightly what the Eternal has declared important? <text:s/>How/ can we, I say, offend the Creator by a cowardly/ fear of the creatures? <text:s/>Do we perhaps anticipate/ </text:span><text:span text:style-name="T2">to advance our interest</text:span><text:span text:style-name="T6"> that by pursuing such a course we/ shall, at all events, advance our material interests?/</text:span></text:p>
      <text:p text:style-name="P4"><text:span text:style-name="T6"/></text:p>
      <text:p text:style-name="P4"><text:span text:style-name="T6">[Page 6]</text:span></text:p>
      <text:p text:style-name="P4"><text:span text:style-name="T6">Vain hopes! <text:s/>Our allies in sin </text:span><text:span text:style-name="T2">are</text:span><text:span text:style-name="T6"> may be likened to the/ sky on a sultry summer day. <text:s/>Clouds mount high, all/ eyes eagerly look for the refreshing rain, but </text:span><text:span text:style-name="T2">sarcely</text:span><text:span text:style-name="T6">/ scarcely a drop falls to relieve the drought. <text:s/>They/ will</text:span><text:span text:style-name="T7">2</text:span><text:span text:style-name="T8"> flee away and return not again, </text:span><text:span text:style-name="T3">those</text:span><text:span text:style-name="T8"> when we need them who</text:span><text:span text:style-name="T7">1</text:span><text:span text:style-name="T8"> become our com-/-panions in wantonness and irreligion./</text:span></text:p>
      <text:p text:style-name="P4"><text:span text:style-name="T8">But admitting that they will be </text:span><text:span text:style-name="T3">more</text:span><text:span text:style-name="T8"> generous, that they will/ stand by us, and demand neither servility nor humiliation,/ nor even an acknowledgment of their favors, we still may/ awaken to discover that we leaned upon an arm of flesh/ which was palsied. <text:s/>Aside from the uncertainty of life,/ and the inconstancy of human fortune, a word incautiously/ uttered, an innocent jest, a false report may tear away/ from us those upon whom we confidently relied. <text:s/>How/ different with those who "trust in God before the sons of men"!/ <text:s/>They will not stand in fear that He will cease to </text:span><text:span text:style-name="T3">love</text:span><text:span text:style-name="T8"> assist them though/ they be faithful. <text:s/>That he will withdraw His mercy, though/ they be innocent. <text:s/>For they know that He reads the heart, and </text:span><text:span text:style-name="T3">that</text:span><text:span text:style-name="T8"> no human/ </text:span><text:span text:style-name="T3">machinations and evil-purposes th</text:span><text:span text:style-name="T8"> device can alter His love./ <text:s/>Nay: we can turn away from Him, while He showers down favors/</text:span></text:p>
      <text:p text:style-name="P4"><text:span text:style-name="T8"/></text:p>
      <text:p text:style-name="P4"><text:span text:style-name="T8">[Page 7]</text:span></text:p>
      <text:p text:style-name="P4"><text:span text:style-name="T8">upon ourselves and our households, but He will not deny us/ His support, unless the number of our </text:span><text:span text:style-name="T3">en</text:span><text:span text:style-name="T8">iniqueties raises an/ impenetrable mist, preventing the sun of His goodness/ from reaching us! <text:s/>The mortals may profer what they/ cannot or will not grant, God gives mre than we need,/ even when we ask not. <text:s/>Seeing then that </text:span><text:span text:style-name="T3">to</text:span><text:span text:style-name="T8"> many/ causes may rob us of the </text:span><text:span text:style-name="T3">support</text:span><text:span text:style-name="T8"> friendship of </text:span><text:span text:style-name="T3">mortal</text:span><text:span text:style-name="T8"> perishable beings, and/ nothing, </text:span><text:span text:style-name="T3">safe</text:span><text:span text:style-name="T8"> save deliberate sin, can </text:span><text:span text:style-name="T3">alienate</text:span><text:span text:style-name="T8"> deprive us of the </text:span><text:span text:style-name="T3">immortal everlasting</text:span><text:span text:style-name="T8"> protection/ </text:span><text:span text:style-name="T3">Creator from His creatures, how can we cling to</text:span><text:span text:style-name="T8"> of the everlasting Creator, ought we to still harken after the former,/ and </text:span><text:span text:style-name="T3">desert</text:span><text:span text:style-name="T8"> [?] the latter; </text:span><text:span text:style-name="T3">how can we</text:span><text:span text:style-name="T8"> ask the loss of that good-/-ness which He has laid up for those who fear Him, which/ He wrought for those who trust in Him, before the sons of/ men? <text:s/>Never: my Brethren! To avoid that, the greatest of all evils, we must/ imitate the example of a heathen Sage, whom a worldly/ person would induce to deviate from truth "I will </text:span><text:span text:style-name="T3">w</text:span><text:span text:style-name="T8"> serve you,"/ he said "only so far as it does not injure the health of my/ soul". <text:s/>A similar reply will prove our best safeguard. <text:s/>It/ will deter any further attempt to tamper with our character./ <text:s/>When urged to sully our lips with falsehood, and our souls/ with vice, to resort to chicanery and swerve from honesty./ When pressed to make all days alike and all food permissible,/ in a word, when advised to break down the dikes set up to/</text:span></text:p>
      <text:p text:style-name="P4"><text:span text:style-name="T8"/></text:p>
      <text:p text:style-name="P4"><text:span text:style-name="T8">[Page 8]</text:span></text:p>
      <text:p text:style-name="P4"><text:span text:style-name="T8">to[sic!] shut out the overleaping tide of corruption, we must/ have a ready and emphatic refusal. </text:span><text:span text:style-name="T3">to the instigation</text:span><text:span text:style-name="T8">/ should they who so instigate us to do wrong be even our nearest/ and dearest we must prepare an unconditional No, that/ we may not be lost. <text:s/>for if we are in duty </text:span><text:span text:style-name="T3">to</text:span><text:span text:style-name="T8"> bound to/ live harmoniously with our neighbors, and specially with/ those to whom we are bound by family ties, still </text:span><text:soft-page-break/><text:span text:style-name="T8">we should/ prefer discord to a union of wickedness. <text:s/>When we there-/-fore discover by the light received from above, that what the/ world loves is abhorrence to God, that to follow prevailing notions/ is to be guilty of treason against Our heavenly King, we must/ summon moral courage and defy ungodliness by a spirit/ of rectitude which knows no flinching from duty. <text:s/>We/ must cast off the fetters imposed by the world, fearlessly/ adhere to religion and truth, and strengthening ourselves on/ the infallible promise of the Almighty, </text:span><text:span text:style-name="T3">the right to the rise above</text:span><text:span text:style-name="T8"> bear scorn/ </text:span><text:span text:style-name="T3">best of our knowledge, and the highest of our capacities</text:span><text:span text:style-name="T8"> contumely and persecution, glorifying still in our convictions,/ </text:span><text:span text:style-name="T3">so</text:span><text:span text:style-name="T8"> that </text:span><text:span text:style-name="T3">we may deserve</text:span><text:span text:style-name="T8"> "great is the goodness reserved by the/ Lord for those who fear Him, laid up for those/ who trust in Him, before the sons of men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2T15:38:08.73</meta:creation-date>
    <dc:date>2012-06-13T12:24:43.14</dc:date>
    <dc:creator>Penn Libraries</dc:creator>
    <meta:editing-duration>PT01H33M4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999" meta:character-count="11752"/>
  </office:meta>
</office:document-meta>
</file>